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25300593087078690"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3423253351971784060"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2996046674779370471"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33861959817968667"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text:span text:style-name="T1">Лучший</text:span> Гранд Галопин<text:span text:style-name="T1">г</text:span> Гала <text:span text:style-name="T1">в истории</text:span></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ног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всё ближе,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В лунном свете постепенно стала видна картина разрушений. Кусок нижнего города от реки до второй линии домов канул в пропасть. Нижний и <text:soft-page-break/>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оглушающей музыкой. С толпой пони, наблюдающей старт последнего заезда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парил в воздухе с огромной каменной «сосулькой» снизу! Было такое впечатление, что </text:p>
      <text:p text:style-name="P51"/>
      <text:p text:style-name="P51"/>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text:soft-page-break/>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oft-page-break/><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text:soft-page-break/>-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text:soft-page-break/>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oft-page-break/><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oft-page-break/><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oft-page-break/><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oft-page-break/><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text:soft-page-break/>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oft-page-break/><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text:soft-page-break/></text:p>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text:soft-page-break/>–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5616655056830703860"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42575128" text:continue-numbering="true" text:style-name="L5">
        <text:list-header>
          <text:p text:style-name="P159">Я молча пожал плечами. Эпплджек уверенно продолжила.</text:p>
        </text:list-header>
      </text:list>
      <text:p text:style-name="P95"><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574767"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569777"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text:soft-page-break/>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2764452608731792932"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5122183864613126571"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text:soft-page-break/>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881181123927676416" text:style-name="L8">
        <text:list-header>
          <text:p text:style-name="P161">(<text:span text:style-name="T29">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4T22:38:59.01</dc:date>
    <meta:editing-duration>P102DT19H8M41S</meta:editing-duration>
    <meta:editing-cycles>6314</meta:editing-cycles>
    <meta:generator>OpenOffice/4.1.1$Win32 OpenOffice.org_project/411m6$Build-9775</meta:generator>
    <dc:creator>макс </dc:creator>
    <meta:document-statistic meta:table-count="0" meta:image-count="0" meta:object-count="0" meta:page-count="188" meta:paragraph-count="3924" meta:word-count="89191" meta:character-count="568550"/>
  </office:meta>
</office:document-meta>
</file>